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Versuchung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/>
          <table:table-cell office:value-type="string" table:style-name="ce1">
            <text:p>Seiten insgesamt</text:p>
          </table:table-cell>
          <table:table-cell office:value-type="float" office:value="69" table:formula="of:=SUM([.C1:.C95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/>
          <table:table-cell office:value-type="string" table:style-name="ce1">
            <text:p>OK</text:p>
          </table:table-cell>
          <table:table-cell office:value-type="float" office:value="61" table:formula="of:=COUNTIF([.D1:.D95];&quot;OK&quot;)" table:style-name="ce9">
            <text:p>61</text:p>
          </table:table-cell>
          <table:table-cell office:value-type="percentage" office:value="0.88405797101449279" table:formula="of:=[.C98]/[.C97]" table:style-name="ce20">
            <text:p>88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5];&quot;Änderungen&quot;)" table:style-name="ce11">
            <text:p>1</text:p>
          </table:table-cell>
          <table:table-cell office:value-type="percentage" office:value="1.4492753623188406E-2" table:formula="of:=[.C99]/[.C97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7" table:formula="of:=COUNTIF([.D1:.D95];&quot;neu&quot;)" table:style-name="ce13">
            <text:p>7</text:p>
          </table:table-cell>
          <table:table-cell office:value-type="percentage" office:value="0.10144927536231885" table:formula="of:=[.C100]/[.C97]" table:style-name="ce22">
            <text:p>10%</text:p>
          </table:table-cell>
          <table:table-cell table:number-columns-repeated="16380"/>
        </table:table-row>
        <table:table-row table:number-rows-repeated="1048476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8T10:10:09Z</dc:date>
    <meta:print-date>2016-08-17T20:00:31Z</meta:print-date>
    <meta:editing-duration>PT0S</meta:editing-duration>
  </office:meta>
</office:document-meta>
</file>